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8c0d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ille Technolog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3T12:51:52.374000000</meta:creation-date>
    <dc:date>2023-01-23T12:52:47.058000000</dc:date>
    <meta:editing-duration>PT1M11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6.1.6.3$Windows_X86_64 LibreOffice_project/5896ab1714085361c45cf540f76f60673dd96a72</meta:generator>
  </office:meta>
</office:document-meta>
</file>